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draw:stroke="none" draw:fill="none" draw:textarea-horizontal-align="center" draw:textarea-vertical-align="middle" draw:auto-grow-width="true" fo:min-height="2cm" fo:min-width="1.7cm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5cm"/>
          <draw:glue-point draw:id="6" svg:x="5cm" svg:y="0cm"/>
          <draw:glue-point draw:id="7" svg:x="0cm" svg:y="0cm"/>
          <draw:polygon draw:style-name="gr1" draw:layer="layout" svg:width="2.5cm" svg:height="2cm" svg:x="0cm" svg:y="0cm" svg:viewBox="0 0 2501 2001" draw:points="400,0 2501,0 2100,2001 0,2001">
            <text:p/>
          </draw:polygon>
          <draw:frame draw:style-name="gr2" draw:layer="layout" svg:width="1.7cm" svg:height="2cm" svg:x="0.4cm" svg:y="0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DL - Save</dc:title>
    <meta:creation-date>2011-02-07T16:58:08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